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437cm" svg:y="28.6cm">
            <draw:object draw:notify-on-update-of-ranges="Sheet1.C3:Sheet1.C3 Sheet1.C4:Sheet1.C61 Sheet1.D3:Sheet1.D3 Sheet1.D4:Sheet1.D61 Sheet1.E3:Sheet1.E3 Sheet1.E4:Sheet1.E61 Sheet1.F3:Sheet1.F3 Sheet1.F4:Sheet1.F61 Sheet1.G3:Sheet1.G3 Sheet1.G4:Sheet1.G61 Sheet1.H3:Sheet1.H3 Sheet1.H4:Sheet1.H61 Sheet1.I3:Sheet1.I3 Sheet1.I4:Sheet1.I61 Sheet1.J3:Sheet1.J3 Sheet1.J4:Sheet1.J61 Sheet1.K3:Sheet1.K3 Sheet1.K4:Sheet1.K61 Sheet1.L3:Sheet1.L3 Sheet1.L4:Sheet1.L61 Sheet1.M3:Sheet1.M3 Sheet1.M4:Sheet1.M61 Sheet1.N3:Sheet1.N3 Sheet1.N4:Sheet1.N61 Sheet1.O3:Sheet1.O3 Sheet1.O4:Sheet1.O61 Sheet1.P3:Sheet1.P3 Sheet1.P4:Sheet1.P61 Sheet1.Q3:Sheet1.Q3 Sheet1.Q4:Sheet1.Q61 Sheet1.R3:Sheet1.R3 Sheet1.R4:Sheet1.R61 Sheet1.S3:Sheet1.S3 Sheet1.S4:Sheet1.S61 Sheet1.T3:Sheet1.T3 Sheet1.T4:Sheet1.T61 Sheet1.U3:Sheet1.U3 Sheet1.U4:Sheet1.U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14"/>
          <table:table-cell table:formula="of:=SUM([.D4:.V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table:style-name="ce2"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14"/>
          <table:table-cell table:formula="of:=SUM([.D5:.V5]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13"/>
          <table:table-cell table:formula="of:=SUM([.D6:.V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table:style-name="ce2"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13"/>
          <table:table-cell table:formula="of:=SUM([.D7:.V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table:style-name="ce2"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13"/>
          <table:table-cell table:formula="of:=SUM([.D8:.V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table:style-name="ce2"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13"/>
          <table:table-cell table:formula="of:=SUM([.D9:.V9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table:style-name="ce2"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10:.V1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table:style-name="ce2"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2"/>
          <table:table-cell table:formula="of:=SUM([.D11:.V11])" office:value-type="float" office:value="99.8" calcext:value-type="float">
            <text:p>99.8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table:style-name="ce2"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2"/>
          <table:table-cell table:formula="of:=SUM([.D12:.V12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table:style-name="ce2"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2"/>
          <table:table-cell table:formula="of:=SUM([.D13:.V13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table:style-name="ce2"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2"/>
          <table:table-cell table:formula="of:=SUM([.D14:.V1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table:style-name="ce2"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2"/>
          <table:table-cell table:formula="of:=SUM([.D15:.V15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table:style-name="ce2"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1"/>
          <table:table-cell table:formula="of:=SUM([.D16:.V1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table:style-name="ce2"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17:.V1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table:style-name="ce2"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8:.V1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table:style-name="ce2"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9:.V1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table:style-name="ce2"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9"/>
          <table:table-cell table:formula="of:=SUM([.D20:.V2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table:style-name="ce2"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8"/>
          <table:table-cell table:formula="of:=SUM([.D21:.V2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table:style-name="ce2"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8"/>
          <table:table-cell table:formula="of:=SUM([.D22:.V2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table:style-name="ce2"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7"/>
          <table:table-cell table:formula="of:=SUM([.D23:.V2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table:style-name="ce2"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7"/>
          <table:table-cell table:formula="of:=SUM([.D24:.V2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table:style-name="ce2"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7"/>
          <table:table-cell table:formula="of:=SUM([.D25:.V2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table:style-name="ce2"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7"/>
          <table:table-cell table:formula="of:=SUM([.D26:.V2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table:style-name="ce2"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7"/>
          <table:table-cell table:formula="of:=SUM([.D27:.V2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table:style-name="ce2"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5"/>
          <table:table-cell table:formula="of:=SUM([.D28:.V2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table:style-name="ce2"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5"/>
          <table:table-cell table:formula="of:=SUM([.D29:.V29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table:style-name="ce2"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5"/>
          <table:table-cell table:formula="of:=SUM([.D30:.V3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table:style-name="ce2"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5"/>
          <table:table-cell table:formula="of:=SUM([.D31:.V3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table:style-name="ce2"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5"/>
          <table:table-cell table:formula="of:=SUM([.D32:.V3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table:style-name="ce2"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5"/>
          <table:table-cell table:formula="of:=SUM([.D33:.V3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table:style-name="ce2"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5"/>
          <table:table-cell table:formula="of:=SUM([.D34:.V3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table:style-name="ce2"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4"/>
          <table:table-cell table:formula="of:=SUM([.D35:.V3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table:style-name="ce2"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4"/>
          <table:table-cell table:formula="of:=SUM([.D36:.V3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table:style-name="ce2"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4"/>
          <table:table-cell table:formula="of:=SUM([.D37:.V3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table:style-name="ce2"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4"/>
          <table:table-cell table:formula="of:=SUM([.D38:.V3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table:style-name="ce2"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3"/>
          <table:table-cell table:formula="of:=SUM([.D39:.V3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table:style-name="ce2"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3"/>
          <table:table-cell table:formula="of:=SUM([.D40:.V4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table:style-name="ce2"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3"/>
          <table:table-cell table:formula="of:=SUM([.D41:.V4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table:style-name="ce2"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3"/>
          <table:table-cell table:formula="of:=SUM([.D42:.V4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table:style-name="ce2"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formula="of:=SUM([.D43:.V43])" office:value-type="float" office:value="100.1" calcext:value-type="float">
            <text:p>100.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table:style-name="ce2"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3"/>
          <table:table-cell table:formula="of:=SUM([.D44:.V44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3"/>
          <table:table-cell table:formula="of:=SUM([.D45:.V45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3"/>
          <table:table-cell table:formula="of:=SUM([.D46:.V46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table:style-name="ce2"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3"/>
          <table:table-cell table:formula="of:=SUM([.D47:.V47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table:style-name="ce2"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3"/>
          <table:table-cell table:formula="of:=SUM([.D48:.V4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table:style-name="ce2"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formula="of:=SUM([.D49:.V49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table:style-name="ce2"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SUM([.D50:.V50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table:style-name="ce2"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SUM([.D51:.V51])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table:style-name="ce2"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SUM([.D52:.V5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http://archive.is/jsvfy</text:p>
          </table:table-cell>
          <table:table-cell table:style-name="ce2"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SUM([.D53:.V53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http://archive.is/LadGW</text:p>
          </table:table-cell>
          <table:table-cell table:style-name="ce2"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SUM([.D54:.V54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table:style-name="ce2"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/>
          <table:table-cell table:formula="of:=SUM([.D55:.V55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table:style-name="ce2"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formula="of:=SUM([.D56:.V56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table:style-name="ce2"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/>
          <table:table-cell table:formula="of:=SUM([.D57:.V57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table:style-name="ce2"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SUM([.D58:.V58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table:style-name="ce2"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/>
          <table:table-cell table:formula="of:=SUM([.D59:.V59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table:style-name="ce2"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SUM([.D60:.V60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table:style-name="ce2" office:value-type="date" office:date-value="2014-11-03" calcext:value-type="date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/>
          <table:table-cell table:formula="of:=SUM([.D61:.V61])" office:value-type="float" office:value="100" calcext:value-type="float">
            <text:p>100</text:p>
          </table:table-cell>
        </table:table-row>
        <table:table-row table:style-name="ro3">
          <table:table-cell table:number-columns-repeated="23"/>
        </table:table-row>
        <table:table-row table:style-name="ro1" table:number-rows-repeated="17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10484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09:22:10.808033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4-11-06T09:24:26.411251175</dc:date>
    <meta:editing-duration>PT5H8M31S</meta:editing-duration>
    <meta:editing-cycles>16</meta:editing-cycles>
    <meta:generator>LibreOffice/4.2.6.3$Linux_X86_64 LibreOffice_project/420m0$Build-3</meta:generator>
    <meta:document-statistic meta:table-count="1" meta:cell-count="6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068cm" svg:y="17.773cm" style:legend-expansion="wide" chart:style-name="ch3"/>
        <chart:plot-area chart:style-name="ch4" table:cell-range-address="Sheet1.C3:Sheet1.U61" chart:data-source-has-labels="both" svg:x="1.519cm" svg:y="2.465cm" svg:width="22.866cm" svg:height="13.946cm">
          <chartooo:coordinate-region svg:x="2.617cm" svg:y="2.664cm" svg:width="21.768cm" svg:height="11.77cm"/>
          <chart:axis chart:dimension="x" chart:name="primary-x" chart:style-name="ch5" chartooo:axis-type="auto">
            <chartooo:date-scale/>
            <chart:title svg:x="12.551cm" svg:y="16.792cm" chart:style-name="ch6">
              <text:p>Date</text:p>
            </chart:title>
            <chart:categories table:cell-range-address="Sheet1.C4:Sheet1.C61"/>
          </chart:axis>
          <chart:axis chart:dimension="y" chart:name="primary-y" chart:style-name="ch7">
            <chart:title svg:x="0.451cm" svg:y="10.329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61" chart:label-cell-address="Sheet1.D3:Sheet1.D3" chart:class="chart:area">
            <chart:data-point chart:repeated="58"/>
          </chart:series>
          <chart:series chart:style-name="ch11" chart:values-cell-range-address="Sheet1.E4:Sheet1.E61" chart:label-cell-address="Sheet1.E3:Sheet1.E3" chart:class="chart:area">
            <chart:data-point chart:repeated="58"/>
          </chart:series>
          <chart:series chart:style-name="ch12" chart:values-cell-range-address="Sheet1.F4:Sheet1.F61" chart:label-cell-address="Sheet1.F3:Sheet1.F3" chart:class="chart:area">
            <chart:data-point chart:repeated="58"/>
          </chart:series>
          <chart:series chart:style-name="ch13" chart:values-cell-range-address="Sheet1.G4:Sheet1.G61" chart:label-cell-address="Sheet1.G3:Sheet1.G3" chart:class="chart:area">
            <chart:data-point chart:repeated="58"/>
          </chart:series>
          <chart:series chart:style-name="ch14" chart:values-cell-range-address="Sheet1.H4:Sheet1.H61" chart:label-cell-address="Sheet1.H3:Sheet1.H3" chart:class="chart:area">
            <chart:data-point chart:repeated="58"/>
          </chart:series>
          <chart:series chart:style-name="ch15" chart:values-cell-range-address="Sheet1.I4:Sheet1.I61" chart:label-cell-address="Sheet1.I3:Sheet1.I3" chart:class="chart:area">
            <chart:data-point chart:repeated="58"/>
          </chart:series>
          <chart:series chart:style-name="ch16" chart:values-cell-range-address="Sheet1.J4:Sheet1.J61" chart:label-cell-address="Sheet1.J3:Sheet1.J3" chart:class="chart:area">
            <chart:data-point chart:repeated="58"/>
          </chart:series>
          <chart:series chart:style-name="ch17" chart:values-cell-range-address="Sheet1.K4:Sheet1.K61" chart:label-cell-address="Sheet1.K3:Sheet1.K3" chart:class="chart:area">
            <chart:data-point chart:repeated="58"/>
          </chart:series>
          <chart:series chart:style-name="ch18" chart:values-cell-range-address="Sheet1.L4:Sheet1.L61" chart:label-cell-address="Sheet1.L3:Sheet1.L3" chart:class="chart:area">
            <chart:data-point chart:repeated="58"/>
          </chart:series>
          <chart:series chart:style-name="ch19" chart:values-cell-range-address="Sheet1.M4:Sheet1.M61" chart:label-cell-address="Sheet1.M3:Sheet1.M3" chart:class="chart:area">
            <chart:data-point chart:repeated="58"/>
          </chart:series>
          <chart:series chart:style-name="ch20" chart:values-cell-range-address="Sheet1.N4:Sheet1.N61" chart:label-cell-address="Sheet1.N3:Sheet1.N3" chart:class="chart:area">
            <chart:data-point chart:repeated="58"/>
          </chart:series>
          <chart:series chart:style-name="ch21" chart:values-cell-range-address="Sheet1.O4:Sheet1.O61" chart:label-cell-address="Sheet1.O3:Sheet1.O3" chart:class="chart:area">
            <chart:data-point chart:repeated="58"/>
          </chart:series>
          <chart:series chart:style-name="ch10" chart:values-cell-range-address="Sheet1.P4:Sheet1.P61" chart:label-cell-address="Sheet1.P3:Sheet1.P3" chart:class="chart:area">
            <chart:data-point chart:repeated="58"/>
          </chart:series>
          <chart:series chart:style-name="ch11" chart:values-cell-range-address="Sheet1.Q4:Sheet1.Q61" chart:label-cell-address="Sheet1.Q3:Sheet1.Q3" chart:class="chart:area">
            <chart:data-point chart:repeated="58"/>
          </chart:series>
          <chart:series chart:style-name="ch12" chart:values-cell-range-address="Sheet1.R4:Sheet1.R61" chart:label-cell-address="Sheet1.R3:Sheet1.R3" chart:class="chart:area">
            <chart:data-point chart:repeated="58"/>
          </chart:series>
          <chart:series chart:style-name="ch13" chart:values-cell-range-address="Sheet1.S4:Sheet1.S61" chart:label-cell-address="Sheet1.S3:Sheet1.S3" chart:class="chart:area">
            <chart:data-point chart:repeated="58"/>
          </chart:series>
          <chart:series chart:style-name="ch14" chart:values-cell-range-address="Sheet1.T4:Sheet1.T61" chart:label-cell-address="Sheet1.T3:Sheet1.T3" chart:class="chart:area">
            <chart:data-point chart:repeated="58"/>
          </chart:series>
          <chart:series chart:style-name="ch22" chart:values-cell-range-address="Sheet1.U4:Sheet1.U61" chart:label-cell-address="Sheet1.U3:Sheet1.U3" chart:class="chart:area">
            <chart:data-point chart:repeated="58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61</svg:desc>
                </draw:g>
              </table:table-cell>
              <table:table-cell office:value-type="float" office:value="0.3">
                <text:p>0.3</text:p>
                <draw:g>
                  <svg:desc>Sheet1.D4:Sheet1.D61</svg:desc>
                </draw:g>
              </table:table-cell>
              <table:table-cell office:value-type="float" office:value="27.7">
                <text:p>27.7</text:p>
                <draw:g>
                  <svg:desc>Sheet1.E4:Sheet1.E61</svg:desc>
                </draw:g>
              </table:table-cell>
              <table:table-cell office:value-type="float" office:value="54.2">
                <text:p>54.2</text:p>
                <draw:g>
                  <svg:desc>Sheet1.F4:Sheet1.F61</svg:desc>
                </draw:g>
              </table:table-cell>
              <table:table-cell office:value-type="float" office:value="2.9">
                <text:p>2.9</text:p>
                <draw:g>
                  <svg:desc>Sheet1.G4:Sheet1.G61</svg:desc>
                </draw:g>
              </table:table-cell>
              <table:table-cell office:value-type="float" office:value="14.8">
                <text:p>14.8</text:p>
                <draw:g>
                  <svg:desc>Sheet1.H4:Sheet1.H61</svg:desc>
                </draw:g>
              </table:table-cell>
              <table:table-cell office:value-type="float" office:value="NaN">
                <text:p>NaN</text:p>
                <draw:g>
                  <svg:desc>Sheet1.I4:Sheet1.I61</svg:desc>
                </draw:g>
              </table:table-cell>
              <table:table-cell office:value-type="float" office:value="NaN">
                <text:p>NaN</text:p>
                <draw:g>
                  <svg:desc>Sheet1.J4:Sheet1.J61</svg:desc>
                </draw:g>
              </table:table-cell>
              <table:table-cell office:value-type="float" office:value="NaN">
                <text:p>NaN</text:p>
                <draw:g>
                  <svg:desc>Sheet1.K4:Sheet1.K61</svg:desc>
                </draw:g>
              </table:table-cell>
              <table:table-cell office:value-type="float" office:value="NaN">
                <text:p>NaN</text:p>
                <draw:g>
                  <svg:desc>Sheet1.L4:Sheet1.L61</svg:desc>
                </draw:g>
              </table:table-cell>
              <table:table-cell office:value-type="float" office:value="NaN">
                <text:p>NaN</text:p>
                <draw:g>
                  <svg:desc>Sheet1.M4:Sheet1.M61</svg:desc>
                </draw:g>
              </table:table-cell>
              <table:table-cell office:value-type="float" office:value="NaN">
                <text:p>NaN</text:p>
                <draw:g>
                  <svg:desc>Sheet1.N4:Sheet1.N61</svg:desc>
                </draw:g>
              </table:table-cell>
              <table:table-cell office:value-type="float" office:value="NaN">
                <text:p>NaN</text:p>
                <draw:g>
                  <svg:desc>Sheet1.O4:Sheet1.O61</svg:desc>
                </draw:g>
              </table:table-cell>
              <table:table-cell office:value-type="float" office:value="NaN">
                <text:p>NaN</text:p>
                <draw:g>
                  <svg:desc>Sheet1.P4:Sheet1.P61</svg:desc>
                </draw:g>
              </table:table-cell>
              <table:table-cell office:value-type="float" office:value="NaN">
                <text:p>NaN</text:p>
                <draw:g>
                  <svg:desc>Sheet1.Q4:Sheet1.Q61</svg:desc>
                </draw:g>
              </table:table-cell>
              <table:table-cell office:value-type="float" office:value="NaN">
                <text:p>NaN</text:p>
                <draw:g>
                  <svg:desc>Sheet1.R4:Sheet1.R61</svg:desc>
                </draw:g>
              </table:table-cell>
              <table:table-cell office:value-type="float" office:value="NaN">
                <text:p>NaN</text:p>
                <draw:g>
                  <svg:desc>Sheet1.S4:Sheet1.S61</svg:desc>
                </draw:g>
              </table:table-cell>
              <table:table-cell office:value-type="float" office:value="NaN">
                <text:p>NaN</text:p>
                <draw:g>
                  <svg:desc>Sheet1.T4:Sheet1.T61</svg:desc>
                </draw:g>
              </table:table-cell>
              <table:table-cell office:value-type="float" office:value="NaN">
                <text:p>NaN</text:p>
                <draw:g>
                  <svg:desc>Sheet1.U4:Sheet1.U61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